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fe0d6" officeooo:paragraph-rsid="001cc6e8"/>
    </style:style>
    <style:style style:name="P2" style:family="paragraph" style:parent-style-name="Standard">
      <style:paragraph-properties fo:text-align="center" style:justify-single-word="false"/>
      <style:text-properties officeooo:rsid="002872d7" officeooo:paragraph-rsid="002872d7"/>
    </style:style>
    <style:style style:name="P3"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Helvetica Neue" fo:font-size="10.5pt" fo:letter-spacing="normal" fo:font-style="normal" fo:font-weight="normal" officeooo:paragraph-rsid="001cc6e8"/>
    </style:style>
    <style:style style:name="P4"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000000" style:font-name="Liberation Serif" fo:font-size="10.5pt" fo:letter-spacing="normal" fo:font-style="normal" fo:font-weight="normal" officeooo:rsid="002a2e4a" officeooo:paragraph-rsid="002a2e4a"/>
    </style:style>
    <style:style style:name="P5" style:family="paragraph" style:parent-style-name="List_20_Paragraph">
      <style:paragraph-properties fo:margin-left="2.54cm" fo:margin-right="0cm" fo:text-indent="0cm" style:auto-text-indent="false"/>
      <style:text-properties officeooo:paragraph-rsid="001ea186"/>
    </style:style>
    <style:style style:name="P6" style:family="paragraph" style:parent-style-name="List_20_Paragraph">
      <style:paragraph-properties fo:margin-left="2.54cm" fo:margin-right="0cm" fo:text-indent="0cm" style:auto-text-indent="false"/>
      <style:text-properties officeooo:rsid="002b9233" officeooo:paragraph-rsid="002d5b9b"/>
    </style:style>
    <style:style style:name="P7" style:family="paragraph" style:parent-style-name="List_20_Paragraph">
      <style:paragraph-properties fo:margin-left="2.54cm" fo:margin-right="0cm" fo:text-indent="0cm" style:auto-text-indent="false"/>
      <style:text-properties officeooo:rsid="002de944" officeooo:paragraph-rsid="002de944"/>
    </style:style>
    <style:style style:name="P8" style:family="paragraph" style:parent-style-name="List_20_Paragraph">
      <style:paragraph-properties fo:margin-left="2.54cm" fo:margin-right="0cm" fo:text-indent="0cm" style:auto-text-indent="false"/>
      <style:text-properties officeooo:rsid="002de944" officeooo:paragraph-rsid="00303fc8"/>
    </style:style>
    <style:style style:name="P9" style:family="paragraph" style:parent-style-name="List_20_Paragraph">
      <style:paragraph-properties fo:margin-left="2.54cm" fo:margin-right="0cm" fo:text-indent="0cm" style:auto-text-indent="false"/>
      <style:text-properties officeooo:paragraph-rsid="00303fc8"/>
    </style:style>
    <style:style style:name="P10" style:family="paragraph" style:parent-style-name="List_20_Paragraph">
      <style:paragraph-properties fo:margin-left="2.54cm" fo:margin-right="0cm" fo:text-indent="0cm" style:auto-text-indent="false"/>
      <style:text-properties officeooo:rsid="00315e7b" officeooo:paragraph-rsid="00315e7b"/>
    </style:style>
    <style:style style:name="P11" style:family="paragraph" style:parent-style-name="List_20_Paragraph">
      <style:paragraph-properties fo:margin-left="2.54cm" fo:margin-right="0cm" fo:text-indent="0cm" style:auto-text-indent="false"/>
      <style:text-properties officeooo:rsid="00350ca9" officeooo:paragraph-rsid="00350ca9"/>
    </style:style>
    <style:style style:name="P12" style:family="paragraph" style:parent-style-name="List_20_Paragraph">
      <style:paragraph-properties fo:margin-left="2.54cm" fo:margin-right="0cm" fo:text-indent="0cm" style:auto-text-indent="false"/>
      <style:text-properties fo:font-weight="normal" officeooo:rsid="00350ca9" officeooo:paragraph-rsid="00350ca9" style:font-weight-asian="normal" style:font-weight-complex="normal"/>
    </style:style>
    <style:style style:name="P13" style:family="paragraph" style:parent-style-name="List_20_Paragraph">
      <style:paragraph-properties fo:margin-left="2.54cm" fo:margin-right="0cm" fo:text-indent="0cm" style:auto-text-indent="false"/>
      <style:text-properties fo:font-weight="normal" officeooo:rsid="003658d3" officeooo:paragraph-rsid="003658d3" style:font-weight-asian="normal" style:font-weight-complex="normal"/>
    </style:style>
    <style:style style:name="P14" style:family="paragraph" style:parent-style-name="List_20_Paragraph">
      <style:paragraph-properties fo:margin-left="2.54cm" fo:margin-right="0cm" fo:text-indent="0cm" style:auto-text-indent="false"/>
      <style:text-properties officeooo:rsid="00303fc8" officeooo:paragraph-rsid="00303fc8"/>
    </style:style>
    <style:style style:name="P15" style:family="paragraph" style:parent-style-name="Text_20_body" style:list-style-name="L3">
      <style:text-properties fo:font-weight="normal" style:font-weight-asian="normal" style:font-weight-complex="normal"/>
    </style:style>
    <style:style style:name="P16" style:family="paragraph" style:parent-style-name="Text_20_body" style:list-style-name="L3">
      <style:paragraph-properties fo:margin-top="0cm" fo:margin-bottom="0cm" loext:contextual-spacing="false"/>
      <style:text-properties fo:font-weight="normal" style:font-weight-asian="normal" style:font-weight-complex="normal"/>
    </style:style>
    <style:style style:name="P17" style:family="paragraph" style:parent-style-name="Text_20_body" style:list-style-name="L3">
      <style:paragraph-properties fo:margin-top="0cm" fo:margin-bottom="0cm" loext:contextual-spacing="false"/>
    </style:style>
    <style:style style:name="P18" style:family="paragraph" style:parent-style-name="List_20_Paragraph" style:list-style-name="WWNum1">
      <style:text-properties officeooo:paragraph-rsid="001ea186"/>
    </style:style>
    <style:style style:name="P19" style:family="paragraph" style:parent-style-name="List_20_Paragraph" style:list-style-name="L2">
      <style:text-properties officeooo:paragraph-rsid="00350ca9"/>
    </style:style>
    <style:style style:name="P20" style:family="paragraph" style:parent-style-name="List_20_Paragraph" style:list-style-name="WWNum1">
      <style:text-properties officeooo:rsid="00208e71" officeooo:paragraph-rsid="001ea186"/>
    </style:style>
    <style:style style:name="P21" style:family="paragraph" style:parent-style-name="List_20_Paragraph">
      <style:text-properties officeooo:paragraph-rsid="001ea186"/>
    </style:style>
    <style:style style:name="P22" style:family="paragraph" style:parent-style-name="List_20_Paragraph">
      <style:text-properties officeooo:rsid="003ef040" officeooo:paragraph-rsid="003ef040"/>
    </style:style>
    <style:style style:name="P23" style:family="paragraph" style:parent-style-name="List_20_Paragraph" style:list-style-name="L1">
      <style:paragraph-properties fo:margin-left="2.54cm" fo:margin-right="0cm" fo:text-indent="0cm" style:auto-text-indent="false"/>
      <style:text-properties officeooo:rsid="00315e7b" officeooo:paragraph-rsid="00315e7b"/>
    </style:style>
    <style:style style:name="P24" style:family="paragraph" style:parent-style-name="List_20_Paragraph">
      <style:paragraph-properties fo:margin-left="2.54cm" fo:margin-right="0cm" fo:text-indent="0cm" style:auto-text-indent="false"/>
      <style:text-properties officeooo:rsid="00303fc8" officeooo:paragraph-rsid="00303fc8"/>
    </style:style>
    <style:style style:name="P25" style:family="paragraph" style:parent-style-name="List_20_Paragraph">
      <style:paragraph-properties fo:margin-left="2.54cm" fo:margin-right="0cm" fo:text-indent="0cm" style:auto-text-indent="false"/>
      <style:text-properties officeooo:paragraph-rsid="001ea186"/>
    </style:style>
    <style:style style:name="P26" style:family="paragraph" style:parent-style-name="List_20_Paragraph" style:list-style-name="L4">
      <style:paragraph-properties fo:margin-left="2.54cm" fo:margin-right="0cm" fo:text-indent="0cm" style:auto-text-indent="false"/>
      <style:text-properties officeooo:paragraph-rsid="001ea186"/>
    </style:style>
    <style:style style:name="P27" style:family="paragraph" style:parent-style-name="Preformatted_20_Text" style:list-style-name="L4">
      <style:paragraph-properties fo:margin-left="2.54cm" fo:margin-right="0cm" fo:text-indent="0cm" style:auto-text-indent="false"/>
      <style:text-properties fo:font-variant="normal" fo:text-transform="none" fo:color="#000000" style:font-name="monospace" fo:font-size="10.5pt" fo:letter-spacing="normal" fo:font-style="normal" fo:font-weight="normal" officeooo:paragraph-rsid="001ea186"/>
    </style:style>
    <style:style style:name="P28" style:family="paragraph" style:parent-style-name="Preformatted_20_Text">
      <style:paragraph-properties fo:margin-left="2.54cm" fo:margin-right="0cm" fo:text-indent="0cm" style:auto-text-indent="false"/>
      <style:text-properties fo:font-variant="normal" fo:text-transform="none" fo:color="#000000" style:font-name="monospace" fo:font-size="10.5pt" fo:letter-spacing="normal" fo:font-style="normal" fo:font-weight="normal" officeooo:paragraph-rsid="001ea186"/>
    </style:style>
    <style:style style:name="P29"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style:font-name="monospace" fo:font-size="10.5pt" fo:letter-spacing="normal" fo:font-style="normal" fo:font-weight="normal"/>
    </style:style>
    <style:style style:name="T1" style:family="text">
      <style:text-properties officeooo:rsid="002872d7"/>
    </style:style>
    <style:style style:name="T2" style:family="text">
      <style:text-properties officeooo:rsid="002cf2ab"/>
    </style:style>
    <style:style style:name="T3" style:family="text">
      <style:text-properties officeooo:rsid="002de944"/>
    </style:style>
    <style:style style:name="T4" style:family="text">
      <style:text-properties officeooo:rsid="002f162f"/>
    </style:style>
    <style:style style:name="T5" style:family="text">
      <style:text-properties officeooo:rsid="00303fc8"/>
    </style:style>
    <style:style style:name="T6" style:family="text">
      <style:text-properties fo:font-weight="normal" style:font-weight-asian="normal" style:font-weight-complex="normal"/>
    </style:style>
    <style:style style:name="T7" style:family="text">
      <style:text-properties fo:font-weight="normal" officeooo:rsid="00303fc8" style:font-weight-asian="normal" style:font-weight-complex="normal"/>
    </style:style>
    <style:style style:name="T8" style:family="text">
      <style:text-properties fo:font-weight="normal" officeooo:rsid="00350ca9" style:font-weight-asian="normal" style:font-weight-complex="normal"/>
    </style:style>
    <style:style style:name="T9" style:family="text">
      <style:text-properties officeooo:rsid="0031a02b"/>
    </style:style>
    <style:style style:name="T10" style:family="text">
      <style:text-properties officeooo:rsid="003dda37"/>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3">
      <text:list-level-style-bullet text:level="1" text:style-name="Bullet_20_Symbols" style:num-suffix="." text:bullet-char="•">
        <style:list-level-properties text:space-before="2.653cm" text:min-label-width="0.499cm"/>
      </text:list-level-style-bullet>
      <text:list-level-style-bullet text:level="2" text:style-name="Bullet_20_Symbols" style:num-suffix="." text:bullet-char="•">
        <style:list-level-properties text:space-before="3.9cm" text:min-label-width="0.499cm"/>
      </text:list-level-style-bullet>
      <text:list-level-style-bullet text:level="3" text:style-name="Bullet_20_Symbols" style:num-suffix="." text:bullet-char="•">
        <style:list-level-properties text:space-before="5.147cm" text:min-label-width="0.499cm"/>
      </text:list-level-style-bullet>
      <text:list-level-style-bullet text:level="4" text:style-name="Bullet_20_Symbols" style:num-suffix="." text:bullet-char="•">
        <style:list-level-properties text:space-before="6.394cm" text:min-label-width="0.499cm"/>
      </text:list-level-style-bullet>
      <text:list-level-style-bullet text:level="5" text:style-name="Bullet_20_Symbols" style:num-suffix="." text:bullet-char="•">
        <style:list-level-properties text:space-before="7.641cm" text:min-label-width="0.499cm"/>
      </text:list-level-style-bullet>
      <text:list-level-style-bullet text:level="6" text:style-name="Bullet_20_Symbols" style:num-suffix="." text:bullet-char="•">
        <style:list-level-properties text:space-before="8.888cm" text:min-label-width="0.499cm"/>
      </text:list-level-style-bullet>
      <text:list-level-style-bullet text:level="7" text:style-name="Bullet_20_Symbols" style:num-suffix="." text:bullet-char="•">
        <style:list-level-properties text:space-before="10.135cm" text:min-label-width="0.499cm"/>
      </text:list-level-style-bullet>
      <text:list-level-style-bullet text:level="8" text:style-name="Bullet_20_Symbols" style:num-suffix="." text:bullet-char="•">
        <style:list-level-properties text:space-before="11.383cm" text:min-label-width="0.499cm"/>
      </text:list-level-style-bullet>
      <text:list-level-style-bullet text:level="9" text:style-name="Bullet_20_Symbols" style:num-suffix="." text:bullet-char="•">
        <style:list-level-properties text:space-before="12.63cm" text:min-label-width="0.499cm"/>
      </text:list-level-style-bullet>
      <text:list-level-style-bullet text:level="10" text:style-name="Bullet_20_Symbols" style:num-suffix="." text:bullet-char="•">
        <style:list-level-properties text:space-before="13.877cm" text:min-label-width="0.499cm"/>
      </text:list-level-style-bullet>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SE 4020 – MACHINE LEARNIG LAB</text:p>
      <text:p text:style-name="P1">FACULTY : PROF. SUGANYA G</text:p>
      <text:p text:style-name="P1">DHRUBANKA DUTTA – 17BCE1019</text:p>
      <text:p text:style-name="P1">L – 11,12 , <text:span text:style-name="T1">6.8</text:span>.19</text:p>
      <text:p text:style-name="P4">LINEAR REGRESSION </text:p>
      <text:p text:style-name="P3"/>
      <text:p text:style-name="P2">Decision Tree</text:p>
      <text:list xml:id="list3368941965" text:style-name="WWNum1">
        <text:list-item>
          <text:p text:style-name="P18">Abstract </text:p>
        </text:list-item>
      </text:list>
      <text:p text:style-name="P6">Decision tree is a <text:span text:style-name="T2">powerful </text:span>tool used in machine <text:span text:style-name="T2">learning for classification of data. It is like a flowchart tree structure, where each internal node denotes a test on an attribute, each branch represents an outcome of the test and each leaf node holds a class label. Numerical values are allowed but only nominal and not continuous values.</text:span></text:p>
      <text:p text:style-name="P8">Decision trees implicitly perform variable screening or feature selection. It requires relatively less effort for data preparation. Non linear relations do not affect the final result of the classification. <text:span text:style-name="T4">The models built from decision trees are easy to understand and implement.</text:span></text:p>
      <text:p text:style-name="P9"><text:span text:style-name="T3">Place the best attribute of the data set at the </text:span><text:span text:style-name="Strong_20_Emphasis"><text:span text:style-name="T7">root</text:span></text:span><text:span text:style-name="T3"> of the tree. </text:span>Split the training set into <text:span text:style-name="Strong_20_Emphasis"><text:span text:style-name="T7">subsets</text:span></text:span>. Subsets should be made in such a way that each subset contains data with the same value for an attribute. <text:span text:style-name="T5">R</text:span>epeat <text:span text:style-name="T5">these steps</text:span> on each subset until you find <text:span text:style-name="Strong_20_Emphasis"><text:span text:style-name="T7">leaf nodes</text:span></text:span> in all the branches of the tree. </text:p>
      <text:p text:style-name="P7"/>
      <text:list xml:id="list222055051189725" text:continue-numbering="true" text:style-name="WWNum1">
        <text:list-item>
          <text:p text:style-name="P18">Introduction</text:p>
        </text:list-item>
      </text:list>
      <text:p text:style-name="P10">Decision trees are used in real life applications where the order of selection of features matters and there is an impact of the previous choice on the next. Some examples are - </text:p>
      <text:list xml:id="list3833409786" text:style-name="L1">
        <text:list-item>
          <text:p text:style-name="P23">Selecting the best choice out of all possible alternatives.</text:p>
        </text:list-item>
        <text:list-item>
          <text:p text:style-name="P23">Churn Analysis</text:p>
        </text:list-item>
        <text:list-item>
          <text:p text:style-name="P23">Investment Solutions</text:p>
        </text:list-item>
      </text:list>
      <text:list xml:id="list222056419061093" text:continue-list="list222055051189725" text:style-name="WWNum1">
        <text:list-item>
          <text:p text:style-name="P18">Methodology</text:p>
        </text:list-item>
      </text:list>
      <text:p text:style-name="P12">The following assumptions are made while using a decision tree: </text:p>
      <text:list xml:id="list741197753" text:style-name="L2">
        <text:list-item>
          <text:p text:style-name="P19"><text:span text:style-name="T8">At the beginning, the whole training set is considered as the </text:span><text:span text:style-name="Strong_20_Emphasis"><text:span text:style-name="T8">root.</text:span></text:span><text:span text:style-name="T8"> </text:span></text:p>
        </text:list-item>
      </text:list>
      <text:list xml:id="list2746403937" text:style-name="L3">
        <text:list-item>
          <text:p text:style-name="P16">Feature values are preferred to be categorical. If the values are continuous then they are discretized prior to building the model. </text:p>
        </text:list-item>
        <text:list-item>
          <text:p text:style-name="P17"><text:span text:style-name="T6">Records are </text:span><text:span text:style-name="Strong_20_Emphasis"><text:span text:style-name="T6">distributed recursively </text:span></text:span><text:span text:style-name="T6">on the basis of attribute values. </text:span></text:p>
        </text:list-item>
        <text:list-item>
          <text:p text:style-name="P15">Order to placing attributes as root or internal node of the tree is done by using some statistical approach. </text:p>
        </text:list-item>
      </text:list>
      <text:p text:style-name="P13">Initially the entropy of all the attributes are calculated. The attribute with the highest entropy is designated as the root node. For the next attribute , the information gain is calculated</text:p>
      <text:p text:style-name="P11"/>
      <text:list xml:id="list222056333280750" text:continue-list="list222056419061093" text:style-name="WWNum1">
        <text:list-item>
          <text:p text:style-name="P20">Data set</text:p>
        </text:list-item>
      </text:list>
      <text:p text:style-name="P5"><text:span text:style-name="T9">The data set comprises of three features – Taste, Temperature, Texture. These describe the different conditions of the food and based on these it has to be decided whether it is edible or not. A decision tree is used for this because the answer of different attributes has different weightage. Ex</text:span> – <text:span text:style-name="T9">It will be more important that the food is edible rather than it being hot or cold.</text:span></text:p>
      <text:list xml:id="list222055491854376" text:continue-numbering="true" text:style-name="WWNum1">
        <text:list-item>
          <text:p text:style-name="P18">Algorithm</text:p>
        </text:list-item>
      </text:list>
      <text:p text:style-name="P14"><text:soft-page-break/>id3(examples, attributes) </text:p>
      <text:p text:style-name="P14"><text:s text:c="3"/>''' </text:p>
      <text:p text:style-name="P14"><text:s text:c="3"/>examples are the training examples. <text:s/>attributes is a list of</text:p>
      <text:p text:style-name="P14"><text:s text:c="3"/>attributes that may be tested by the learned decison tree. <text:s/>Returns</text:p>
      <text:p text:style-name="P14"><text:s text:c="3"/>a tree that correctly classifies the given examples. Assume that</text:p>
      <text:p text:style-name="P14"><text:s text:c="3"/>the targetAttribute, which is the attribute whose value is to be</text:p>
      <text:p text:style-name="P14"><text:s text:c="3"/>predicted by the tree, is a class variable.</text:p>
      <text:p text:style-name="P14"><text:s text:c="3"/>'''</text:p>
      <text:p text:style-name="P14"><text:s text:c="3"/>node = DecisionTreeNode(examples)</text:p>
      <text:p text:style-name="P14"><text:s text:c="3"/># handle target attributes with arbitrary labels</text:p>
      <text:p text:style-name="P14"><text:s text:c="3"/>dictionary = summarizeExamples(examples, targetAttribute)</text:p>
      <text:p text:style-name="P14"><text:s text:c="3"/>for key in dictionary:</text:p>
      <text:p text:style-name="P14"><text:s text:c="7"/>if dictionary[key] == total number of examples</text:p>
      <text:p text:style-name="P14"><text:s text:c="10"/>node.label = key</text:p>
      <text:p text:style-name="P14"><text:s text:c="10"/>return node</text:p>
      <text:p text:style-name="P14"><text:s text:c="3"/># test for number of examples to avoid overfitting</text:p>
      <text:p text:style-name="P14"><text:s text:c="3"/>if attributes is empty or number of examples &lt; minimum allowed per branch:</text:p>
      <text:p text:style-name="P14"><text:s text:c="6"/>node.label = most common value in examples</text:p>
      <text:p text:style-name="P14"><text:s text:c="6"/>return node</text:p>
      <text:p text:style-name="P14"><text:s text:c="3"/>bestA = the attribute with the most information gain</text:p>
      <text:p text:style-name="P14"><text:s text:c="3"/>node.decision = bestA</text:p>
      <text:p text:style-name="P14"><text:s text:c="3"/>for each possible value v of bestA:</text:p>
      <text:p text:style-name="P14"><text:s text:c="6"/>subset = the subset of examples that have value v for bestA</text:p>
      <text:p text:style-name="P14"><text:s text:c="6"/>if subset is not empty:</text:p>
      <text:p text:style-name="P14"><text:s text:c="9"/>node.addBranch(id3(subset, targetAttribute, attributes-bestA))</text:p>
      <text:p text:style-name="P14"><text:s text:c="3"/>return node</text:p>
      <text:p text:style-name="P14"/>
      <text:p text:style-name="P14">infoGain(examples, attribute, entropyOfSet)</text:p>
      <text:p text:style-name="P14"><text:s text:c="3"/>gain = entropyOfSet</text:p>
      <text:p text:style-name="P14"><text:s text:c="3"/>for value in attributeValues(examples, attribute):</text:p>
      <text:p text:style-name="P14"><text:s text:c="7"/>sub = subset(examples, attribute, value)</text:p>
      <text:p text:style-name="P14"><text:s text:c="7"/>gain -= <text:s/>(number in sub)/(total number of examples) * entropy(sub)</text:p>
      <text:p text:style-name="P14"><text:s text:c="3"/>return gain</text:p>
      <text:p text:style-name="P14"/>
      <text:p text:style-name="P14">entropy(examples)</text:p>
      <text:p text:style-name="P14"><text:s text:c="3"/>'''</text:p>
      <text:p text:style-name="P14"><text:s text:c="3"/>log2(x) = log(x)/log(2)</text:p>
      <text:p text:style-name="P14"><text:s text:c="3"/>'''</text:p>
      <text:p text:style-name="P14"><text:s text:c="3"/>result = 0</text:p>
      <text:p text:style-name="P14"><text:s text:c="3"/># handle target attributes with arbitrary labels</text:p>
      <text:p text:style-name="P14"><text:s text:c="3"/>dictionary = summarizeExamples(examples, targetAttribute)</text:p>
      <text:p text:style-name="P14"><text:s text:c="3"/>for key in dictionary:</text:p>
      <text:p text:style-name="P14"><text:s text:c="7"/>proportion = dictionary[key]/total number of examples</text:p>
      <text:p text:style-name="P14"><text:s text:c="7"/>result -= proportion * log2(proportion)</text:p>
      <text:p text:style-name="P14"><text:s text:c="3"/>return result</text:p>
      <text:p text:style-name="P14"/>
      <text:p text:style-name="P14"/>
      <text:p text:style-name="P14"/>
      <text:p text:style-name="P14"/>
      <text:list xml:id="list222056452943239" text:continue-numbering="true" text:style-name="WWNum1">
        <text:list-item>
          <text:p text:style-name="P18"><text:soft-page-break/>Results and Analysis</text:p>
        </text:list-item>
      </text:list>
      <text:p text:style-name="P5">Execution results and comparison of results</text:p>
      <text:p text:style-name="P5"/>
      <text:list xml:id="list603956632" text:style-name="L4">
        <text:list-item>
          <text:p text:style-name="P26">#Testing<text:span text:style-name="T10">1</text:span></text:p>
          <text:p text:style-name="P26">test_data = pd.Series({'Age':'&lt;=30','Income':'High','Student':'Yes','Credit_Rating':'E'})</text:p>
          <text:p text:style-name="P26">test_data</text:p>
        </text:list-item>
      </text:list>
      <text:p text:style-name="P28">Age <text:s text:c="13"/>&lt;=30</text:p>
      <text:p text:style-name="P29"><text:tab/><text:tab/>Income <text:s text:c="10"/>High</text:p>
      <text:p text:style-name="P29"><text:tab/><text:tab/>Student <text:s text:c="10"/>Yes</text:p>
      <text:p text:style-name="P29"><text:tab/><text:tab/>Credit_Rating <text:s text:c="6"/>E</text:p>
      <text:p text:style-name="P29"><text:tab/><text:tab/>dtype: object</text:p>
      <text:p text:style-name="P5"/>
      <text:p text:style-name="P5">#Predict</text:p>
      <text:p text:style-name="P5">pred = predict(test_data,tree)</text:p>
      <text:p text:style-name="P5">pred</text:p>
      <text:list xml:id="list222055575437467" text:continue-numbering="true" text:style-name="L4">
        <text:list-header>
          <text:p text:style-name="P27">'Yes'</text:p>
          <text:p text:style-name="P27"/>
        </text:list-header>
        <text:list-item>
          <text:p text:style-name="P26">#Testing<text:span text:style-name="T10">2</text:span></text:p>
          <text:p text:style-name="P26">test_data = pd.Series({'Age':'&gt;40','Income':'Medium','Student':'No','Credit_Rating':'E'})</text:p>
          <text:p text:style-name="P26">test_data</text:p>
          <text:p text:style-name="P27">Age <text:s text:c="16"/>&gt;40</text:p>
        </text:list-item>
      </text:list>
      <text:p text:style-name="P29"><text:tab/><text:tab/>Income <text:s text:c="10"/>Medium</text:p>
      <text:p text:style-name="P29"><text:tab/><text:tab/>Student <text:s text:c="13"/>No</text:p>
      <text:p text:style-name="P29"><text:tab/><text:tab/>Credit_Rating <text:s text:c="8"/>E</text:p>
      <text:p text:style-name="P29"><text:tab/><text:tab/>dtype: object</text:p>
      <text:p text:style-name="P29"/>
      <text:p text:style-name="P5">#Predict</text:p>
      <text:p text:style-name="P5">pred = predict(test_data,tree)</text:p>
      <text:p text:style-name="P5">pred</text:p>
      <text:p text:style-name="P28">'No'</text:p>
      <text:p text:style-name="P5"/>
      <text:p text:style-name="P5"/>
      <text:list xml:id="list222055629842597" text:continue-list="list222056452943239" text:style-name="WWNum1">
        <text:list-item>
          <text:p text:style-name="P18">Conclusion</text:p>
        </text:list-item>
      </text:list>
      <text:p text:style-name="P21"/>
      <text:p text:style-name="P22">The decision tree is a powerful tool for implementation of clasification models. It is ver accurate .</text:p>
      <text:p text:style-name="P21"/>
      <text:list xml:id="list222054880426497" text:continue-numbering="true" text:style-name="WWNum1">
        <text:list-item>
          <text:p text:style-name="P18">References</text:p>
          <text:list>
            <text:list-header>
              <text:p text:style-name="P18"><text:a xlink:type="simple" xlink:href="https://dataaspirant.com/2017/01/30/how-decision-tree-algorithm-works/" text:style-name="Internet_20_link" text:visited-style-name="Visited_20_Internet_20_Link">https://dataaspirant.com/2017/01/30/how-decision-tree-algorithm-works/</text:a></text:p>
              <text:p text:style-name="P18"><text:a xlink:type="simple" xlink:href="https://www.quora.com/In-what-real-world-applications-is-the-decision-tree-classifier-used" text:style-name="Internet_20_link" text:visited-style-name="Visited_20_Internet_20_Link">https://www.quora.com/In-what-real-world-applications-is-the-decision-tree-classifier-used</text:a></text:p>
              <text:p text:style-name="P18"/>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30T12:12:32.391526931</meta:creation-date>
    <dc:date>2019-08-12T22:20:54.330779674</dc:date>
    <meta:editing-duration>PT3H50M36S</meta:editing-duration>
    <meta:editing-cycles>25</meta:editing-cycles>
    <meta:generator>LibreOffice/6.2.5.2$Linux_X86_64 LibreOffice_project/20$Build-2</meta:generator>
    <meta:document-statistic meta:table-count="0" meta:image-count="0" meta:object-count="0" meta:page-count="3" meta:paragraph-count="99" meta:word-count="709" meta:character-count="4981" meta:non-whitespace-character-count="4095"/>
  </office:meta>
</office:document-meta>
</file>